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.Form( Form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fireWidgetEven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rm.getSubmitWid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FormHandler( FormHandler form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Attribute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m.get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readFromRequest( FormContext form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addProcessingPhaseListener( ProcessingPhas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generateSaxFragment( ContentHandler contentHandler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orm.doValidate( FormContext form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doReadFromRequest( FormContext form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process( FormContext formContex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Form.remove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.generateLabel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removeProcessingPhaseListener( ProcessingPhas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SubmitWidget( Widget widg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m.addWidgetEvent( Widget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m.endProcessing( boolean redisplay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validate( FormContext form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